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600B687A8E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622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25.501cm" draw:z-index="0"><draw:image xlink:href="Pictures/100000000000040000000600B687A8E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5T12:06:10.183633200</meta:creation-date>
    <dc:date>2026-01-05T12:24:34.433229100</dc:date>
    <meta:editing-duration>PT7M17S</meta:editing-duration>
    <meta:editing-cycles>1</meta:editing-cycles>
    <meta:generator>LibreOffice/25.8.3.2$Windows_X86_64 LibreOffice_project/8ca8d55c161d602844f5428fa4b58097424e324e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